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39AD00001EE8EF3C112F36447E42.svm" manifest:media-type=""/>
  <manifest:file-entry manifest:full-path="Pictures/20000007000044520000374CFBB3E2944F06DFC2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02cm" fo:margin-left="1.363cm" table:align="left"/>
    </style:style>
    <style:style style:name="Tabela1.A" style:family="table-column">
      <style:table-column-properties style:column-width="2.88cm"/>
    </style:style>
    <style:style style:name="Tabela1.B" style:family="table-column">
      <style:table-column-properties style:column-width="4.253cm"/>
    </style:style>
    <style:style style:name="Tabela1.D" style:family="table-column">
      <style:table-column-properties style:column-width="2.417cm"/>
    </style:style>
    <style:style style:name="Tabe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9999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ela1.D7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orphans="2" fo:widows="2" fo:text-indent="0cm" style:auto-text-indent="false" style:page-number="auto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2.011cm" style:auto-text-indent="false" fo:padding="0cm" fo:border="none"/>
      <style:text-properties style:font-name="serif" fo:font-size="15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000000" style:font-name="Lucida Grande" fo:font-size="12pt" fo:letter-spacing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officeooo:rsid="000fe4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lano de Projeto</text:p>
      <text:p text:style-name="P28"/>
      <text:p text:style-name="P20"/>
      <text:p text:style-name="P1"><text:span text:style-name="T1">Título:</text:span> Agenda Pessoal de Tarefas</text:p>
      <text:p text:style-name="P20"><text:s/></text:p>
      <text:p text:style-name="P7">Dados Gerais:</text:p>
      <text:p text:style-name="P24"/>
      <text:p text:style-name="P1"><text:tab/>Projeto: Agenda Pessoal de Tarefas</text:p>
      <text:p text:style-name="P20"/>
      <text:p text:style-name="P1"><text:tab/>Versão: 1.0</text:p>
      <text:p text:style-name="P20"/>
      <text:p text:style-name="P1"><text:tab/>Responsáveis: Rodolfo Felipe Medeiros Alves</text:p>
      <text:p text:style-name="P1"><text:tab/><text:tab/><text:tab/>Jerffeson Gomes Dutra</text:p>
      <text:p text:style-name="P20"/>
      <text:p text:style-name="P20"><text:s/></text:p>
      <text:p text:style-name="P19">1. Introdução</text:p>
      <text:p text:style-name="P20"/>
      <text:p text:style-name="P17">Documento tem por finalidade descrever o plano desenvolvimento <text:s/>a ser realizado durante o processo de construção do software.</text:p>
      <text:p text:style-name="P20"/>
      <text:p text:style-name="P12">2. Escopo do Projeto</text:p>
      <text:p text:style-name="P20"/>
      <text:p text:style-name="P6">Uma agenda pessoal de tarefas com o objetivo de gerenciar as atividades diárias do usuário.</text:p>
      <text:p text:style-name="P14"><draw:frame draw:style-name="fr1" draw:name="figuras1" text:anchor-type="paragraph" svg:width="10.98cm" svg:height="9.077cm" draw:z-index="1"><draw:image xlink:href="Pictures/20000007000044520000374CFBB3E2944F06DFC2.svm" xlink:type="simple" xlink:show="embed" xlink:actuate="onLoad"/></draw:frame><text:tab/><text:tab/> <text:s text:c="5"/>Caso de uso – macro-funções</text:p>
      <text:p text:style-name="P1"/>
      <text:p text:style-name="P1"/>
      <text:p text:style-name="P1"><text:span text:style-name="T1"><text:tab/></text:span><text:span text:style-name="T9">Casdastro de Atividades:</text:span></text:p>
      <text:p text:style-name="P7"><text:tab/><text:tab/><text:tab/></text:p>
      <text:p text:style-name="P6"><text:span text:style-name="T1"><text:tab/><text:tab/></text:span><text:span text:style-name="T3">Cadastra uma nova atividade do usuário, no qual, deve ser escolhido nome, prazo de <text:tab/><text:tab/>realização, data e horário, e grupo da atividade.</text:span></text:p>
      <text:p text:style-name="P7"><text:tab/></text:p>
      <text:p text:style-name="P7"><text:tab/><text:span text:style-name="T8">Gerenciar Atividades:</text:span></text:p>
      <text:p text:style-name="P7"><text:tab/><text:tab/></text:p>
      <text:p text:style-name="P1"><text:soft-page-break/><text:span text:style-name="T1"><text:tab/><text:tab/></text:span><text:span text:style-name="T3">Lista todas as atividades cadastradas, com as informações: Nome, data e grupo.</text:span></text:p>
      <text:p text:style-name="P1"/>
      <text:p text:style-name="P12">3. Processo de Software do Projeto</text:p>
      <text:p text:style-name="P1"><text:tab/></text:p>
      <text:p text:style-name="P15"><text:span text:style-name="T5"><text:tab/>Processo Padrão: RUP (</text:span><text:span text:style-name="Emphasis"><text:span text:style-name="Strong_20_Emphasis"><text:span text:style-name="T4">Rational Unified Process</text:span></text:span></text:span> <text:span text:style-name="T5">)</text:span></text:p>
      <text:p text:style-name="P1"><text:tab/><text:tab/><text:tab/></text:p>
      <text:p text:style-name="P6"><text:tab/>Permite que o desenvolvimento se de através de ciclos de vida baseados no modelo iterativo <text:tab/>e incremental, no qual, durante a elaboração do projeto novas funcionalidades podem ser <text:tab/>inseridas a cada ciclo de vida. Além disso, o RUP permite uma definição clara do que deve <text:tab/>ser feito em cada uma de suas fases e quem deve fazer.</text:p>
      <text:p text:style-name="P1"><draw:frame draw:style-name="fr2" draw:name="figuras2" text:anchor-type="paragraph" svg:x="1.39cm" svg:y="0.351cm" svg:width="14.766cm" svg:height="7.913cm" draw:z-index="0"><draw:image xlink:href="Pictures/20000007000039AD00001EE8EF3C112F36447E42.svm" xlink:type="simple" xlink:show="embed" xlink:actuate="onLoad"/></draw:frame></text:p>
      <text:p text:style-name="P1"><text:tab/><text:tab/><text:tab/> </text:p>
      <text:p text:style-name="P1"/>
      <text:p text:style-name="P13"><text:tab/>Processo de Desenvolvimento</text:p>
      <text:p text:style-name="P20"/>
      <text:p text:style-name="P10"><text:tab/><text:tab/>Modelagem de négocio:</text:p>
      <text:p text:style-name="P1"><text:tab/><text:tab/><text:tab/>Pré-atividades: Conpreender o dominio(AT_01);</text:p>
      <text:p text:style-name="P1"><text:tab/><text:tab/><text:tab/>Sub-Atividade: Estruturar o problema(AT_02);</text:p>
      <text:p text:style-name="P1"><text:tab/><text:tab/><text:tab/>Artefatos Insumo: Entrevistas, reuniões e conversas com o cliente; </text:p>
      <text:p text:style-name="P1"><text:tab/><text:tab/><text:tab/>Artefatos Produzidos: Diagramas de caso de uso;</text:p>
      <text:p text:style-name="P21"><text:tab/><text:tab/>Recursos Necessários: </text:p>
      <text:p text:style-name="P21"><text:tab/><text:tab/><text:tab/>Recursos Humanos: Analista de Sistemas;</text:p>
      <text:p text:style-name="P21"><text:tab/><text:tab/><text:tab/>Ferramentas de Software: Astah, GitHub;</text:p>
      <text:p text:style-name="P4"><text:tab/><text:tab/><text:tab/><text:tab/>Hardware: Computador;</text:p>
      <text:p text:style-name="P4"><text:tab/><text:tab/><text:tab/>Procedimentos:</text:p>
      <text:p text:style-name="P4"><text:tab/><text:tab/><text:tab/><text:tab/>1 - Reunião com o cliente;</text:p>
      <text:p text:style-name="P4"><text:tab/><text:tab/><text:tab/><text:tab/>2 – Elaboração do Casos de Uso;</text:p>
      <text:p text:style-name="P21"/>
      <text:p text:style-name="P1"><text:tab/><text:tab/><text:span text:style-name="T1">Requisitos:</text:span></text:p>
      <text:p text:style-name="P1"><text:span text:style-name="T1"><text:tab/><text:tab/><text:tab/></text:span><text:span text:style-name="T6">Pré-atividades: Analisar os casos de uso(AT_03), Definir</text:span> os requisitos do sistema(AT_04);</text:p>
      <text:p text:style-name="P2"><text:tab/><text:tab/><text:tab/>Sub-Atividade: Elaborar cénarios dos casos de uso(AT_05); </text:p>
      <text:p text:style-name="P2"><text:tab/><text:tab/><text:tab/>Artefatos Insumo: Diagrama de Casos de Uso;</text:p>
      <text:p text:style-name="P20"><text:tab/><text:tab/>Artefatos Produzidos: Documento de requisitos do sistema;</text:p>
      <text:p text:style-name="P20"><text:tab/><text:tab/><text:span text:style-name="T3">Recursos Necessários: </text:span></text:p>
      <text:p text:style-name="P21"><text:soft-page-break/><text:tab/><text:tab/><text:tab/>Recursos Humanos: Analista de Sistemas;</text:p>
      <text:p text:style-name="P21"><text:tab/><text:tab/><text:tab/>Ferramentas de Software: Pacote Office, GitHub;</text:p>
      <text:p text:style-name="P21"><text:tab/><text:tab/><text:tab/>Hardware: Computador;</text:p>
      <text:p text:style-name="P20"><text:tab/><text:tab/><text:span text:style-name="T3">Procedimentos:</text:span></text:p>
      <text:p text:style-name="P4"><text:tab/><text:tab/><text:tab/><text:tab/>1 – Analisar os casos de Uso;</text:p>
      <text:p text:style-name="P4"><text:tab/><text:tab/><text:tab/><text:tab/>2 – Definir os requisitos;</text:p>
      <text:p text:style-name="P21"><text:tab/><text:tab/><text:tab/>3 – Preencher o documento;</text:p>
      <text:p text:style-name="P20"/>
      <text:p text:style-name="P7"><text:tab/><text:tab/>Análise e Design:</text:p>
      <text:p text:style-name="P8"><text:tab/><text:tab/><text:tab/><text:span text:style-name="T7">Pré-atividades: Analisar os casos de uso(AT_03), Analisar documento de requisitos do sistema(AT_06);</text:span></text:p>
      <text:p text:style-name="P3"><text:tab/><text:tab/><text:tab/>Sub-Atividade: Criar esboço inicial(AT_7); </text:p>
      <text:p text:style-name="P3"><text:tab/><text:tab/><text:tab/>Artefatos Insumo: Diagrama de Casos de Uso, Documento de requisitos do <text:tab/><text:tab/><text:tab/>sistema;</text:p>
      <text:p text:style-name="P23"><text:tab/><text:tab/>Artefatos Produzidos: Diagramas de Classe, de Componetes, de Atividades e <text:tab/><text:tab/><text:tab/>de Estados;</text:p>
      <text:p text:style-name="P23"><text:tab/><text:tab/><text:span text:style-name="T3">Recursos Necessários:</text:span></text:p>
      <text:p text:style-name="P22"><text:tab/><text:tab/><text:tab/>Recursos Humanos: Analista de Sistemas;</text:p>
      <text:p text:style-name="P22"><text:tab/><text:tab/><text:tab/>Ferramentas de Software: Astah, GitHub;</text:p>
      <text:p text:style-name="P22"><text:tab/><text:tab/><text:tab/>Hardware: Computador;</text:p>
      <text:p text:style-name="P23"><text:tab/><text:tab/><text:span text:style-name="T3">Procedimentos:</text:span></text:p>
      <text:p text:style-name="P5"><text:tab/><text:tab/><text:tab/><text:tab/>1 – Analisar os casos de Uso;</text:p>
      <text:p text:style-name="P5"><text:tab/><text:tab/><text:tab/><text:tab/>2 – <text:span text:style-name="T6"><text:s/>Documento de requisitos do sistema</text:span>;</text:p>
      <text:p text:style-name="P5"><text:tab/><text:tab/><text:tab/><text:tab/>3 – <text:s/>Elaborar os diagramas;</text:p>
      <text:p text:style-name="P4"/>
      <text:p text:style-name="P4"><text:tab/><text:tab/><text:span text:style-name="T1">Implementação:</text:span></text:p>
      <text:p text:style-name="P4"><text:tab/><text:tab/><text:tab/><text:span text:style-name="T6">Pré-atividades: Analisar toda a documentação existente(AT_08);</text:span></text:p>
      <text:p text:style-name="P2"><text:tab/><text:tab/><text:tab/>Sub-Atividade: Elabora abstrações das funcionalidades do sistema(AT_09), Codificar o sistema utilizando alguma linguagem de programação(AT_10); </text:p>
      <text:p text:style-name="P2"><text:tab/><text:tab/><text:tab/>Artefatos Insumo: Documentação existente;</text:p>
      <text:p text:style-name="P1"><text:span text:style-name="T6"><text:tab/><text:tab/><text:tab/></text:span>Artefatos Produzidos: Protótipos e versões do sistema;</text:p>
      <text:p text:style-name="P20"><text:tab/><text:tab/><text:span text:style-name="T3">Recursos Necessários:</text:span></text:p>
      <text:p text:style-name="P21"><text:tab/><text:tab/><text:tab/>Recursos Humanos: Programdor, Gerente de projeto;</text:p>
      <text:p text:style-name="P21"><text:tab/><text:tab/><text:tab/>Ferramentas de Software: IDE, GitHub, SGBD;</text:p>
      <text:p text:style-name="P21"><text:tab/><text:tab/><text:tab/>Hardware: Computador e demais periféricos se necessários;</text:p>
      <text:p text:style-name="P20"><text:tab/><text:tab/><text:span text:style-name="T3">Procedimentos:</text:span></text:p>
      <text:p text:style-name="P4"><text:tab/><text:tab/><text:tab/><text:tab/>1 – <text:s/><text:span text:style-name="T6">Analisa toda a documentação</text:span>;</text:p>
      <text:p text:style-name="P4"><text:tab/><text:tab/><text:tab/><text:tab/>2 – <text:span text:style-name="T6"><text:s/>Contrução do código</text:span>;</text:p>
      <text:p text:style-name="P4"/>
      <text:p text:style-name="P4"><text:tab/><text:tab/><text:span text:style-name="T1">Teste:</text:span></text:p>
      <text:p text:style-name="P4"><text:tab/><text:tab/><text:tab/><text:span text:style-name="T6">Pré-atividades: Elaborar rotina de testes(AT_11);</text:span></text:p>
      <text:p text:style-name="P2"><text:tab/><text:tab/><text:tab/>Sub-Atividade: Aplicar o sistema aos testes alpha(AT_12); </text:p>
      <text:p text:style-name="P2"><text:tab/><text:tab/><text:tab/>Artefatos Insumo: Protótipos e versões do sistema;</text:p>
      <text:p text:style-name="P1"><text:span text:style-name="T6"><text:tab/><text:tab/><text:tab/></text:span>Artefatos Produzidos: Relatórios de Qualidade;</text:p>
      <text:p text:style-name="P20"><text:tab/><text:tab/><text:span text:style-name="T3">Recursos Necessários:</text:span></text:p>
      <text:p text:style-name="P21"><text:tab/><text:tab/><text:tab/>Recursos Humanos: Programdor e/ou Engenheiro de Teste e Gerente <text:tab/><text:tab/><text:tab/><text:tab/>de projeto;</text:p>
      <text:p text:style-name="P21"><text:tab/><text:tab/><text:tab/>Ferramentas de Software: Prótipos e versões do sistema, GitHub;</text:p>
      <text:p text:style-name="P21"><text:tab/><text:tab/><text:tab/>Hardware: Computador e demais periféricos se necessários;</text:p>
      <text:p text:style-name="P20"><text:tab/><text:tab/><text:span text:style-name="T3">Procedimentos:</text:span></text:p>
      <text:p text:style-name="P4"><text:tab/><text:tab/><text:tab/><text:tab/>1 – <text:s/><text:span text:style-name="T6">Instalação do protótipo</text:span>;</text:p>
      <text:p text:style-name="P4"><text:tab/><text:tab/><text:tab/><text:tab/>2 – <text:span text:style-name="T6"><text:s/>Executar rotina de testes</text:span>;</text:p>
      <text:p text:style-name="P4"><text:soft-page-break/><text:tab/><text:tab/><text:tab/><text:tab/>3 – Avaliar resultados;</text:p>
      <text:p text:style-name="P4"><text:tab/><text:tab/><text:tab/><text:tab/>4 – Gerar relatório</text:p>
      <text:p text:style-name="P4"/>
      <text:p text:style-name="P4"><text:tab/><text:tab/><text:span text:style-name="T1">Implantação:</text:span></text:p>
      <text:p text:style-name="P4"><text:tab/><text:tab/><text:tab/><text:span text:style-name="T6">Pré-atividades: Entrega do Software e Instalação(AT_13);</text:span></text:p>
      <text:p text:style-name="P2"><text:tab/><text:tab/><text:tab/>Sub-Atividade: <text:span text:style-name="T10">Treinar os Usuários</text:span>(AT_14), Teste Beta(AT_15); </text:p>
      <text:p text:style-name="P2"><text:tab/><text:tab/><text:tab/>Artefatos Insumo: Versões do sistema;</text:p>
      <text:p text:style-name="P1"><text:span text:style-name="T6"><text:tab/><text:tab/><text:tab/></text:span>Artefatos Produzidos: Retorno do cliente;</text:p>
      <text:p text:style-name="P20"><text:tab/><text:tab/><text:span text:style-name="T3">Recursos Necessários:</text:span></text:p>
      <text:p text:style-name="P21"><text:tab/><text:tab/><text:tab/>Recursos Humanos: Usuário, Técnicos;</text:p>
      <text:p text:style-name="P21"><text:tab/><text:tab/><text:tab/>Ferramentas de Software: Versões do sistema;</text:p>
      <text:p text:style-name="P21"><text:tab/><text:tab/><text:tab/>Hardware: Computador e demais periféricos se necessários;</text:p>
      <text:p text:style-name="P20"><text:tab/><text:tab/><text:span text:style-name="T3">Procedimentos:</text:span></text:p>
      <text:p text:style-name="P4"><text:tab/><text:tab/><text:tab/><text:tab/>1 – <text:span text:style-name="T6">Instalação o sistema</text:span>;</text:p>
      <text:p text:style-name="P4"><text:tab/><text:tab/><text:tab/><text:tab/>2 – Treinar os usuários</text:p>
      <text:p text:style-name="P4"><text:tab/><text:tab/><text:tab/><text:tab/>3 – Recebe avaliação;</text:p>
      <text:p text:style-name="P1"/>
      <text:p text:style-name="P27"><text:s/></text:p>
      <text:p text:style-name="P16">4. Equipe do Projeto</text:p>
      <text:p text:style-name="P25"/>
      <text:p text:style-name="P11"><text:tab/>Jerffeson Gomes – Programador, Análista e Gerente</text:p>
      <text:p text:style-name="P11"><text:tab/>Rodolfo Medeiros - Programador, Análista e Gerente</text:p>
      <text:p text:style-name="P1"><text:s/></text:p>
      <text:p text:style-name="P12">5. Estimativas</text:p>
      <text:p text:style-name="P1"/>
      <text:p text:style-name="P7"><text:tab/>5.1 – Estimativa de Tamanho</text:p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30">Tipo</text:p>
          </table:table-cell>
          <table:table-cell table:style-name="Tabela1.A1" office:value-type="string">
            <text:p text:style-name="P30">Complexidade</text:p>
          </table:table-cell>
          <table:table-cell table:style-name="Tabela1.A1" office:value-type="string">
            <text:p text:style-name="P30">Parcial</text:p>
          </table:table-cell>
          <table:table-cell table:style-name="Tabela1.D1" office:value-type="string">
            <text:p text:style-name="P30">Total</text:p>
          </table:table-cell>
        </table:table-row>
        <table:table-row>
          <table:table-cell table:style-name="Tabela1.A7" office:value-type="string">
            <text:p text:style-name="P29">Entrada Externa</text:p>
          </table:table-cell>
          <table:table-cell table:style-name="Tabela1.B7" office:value-type="string">
            <text:p text:style-name="P29">Baixa x 2</text:p>
          </table:table-cell>
          <table:table-cell table:style-name="Tabela1.B7" office:value-type="string">
            <text:p text:style-name="P29">6</text:p>
          </table:table-cell>
          <table:table-cell table:style-name="Tabela1.D6" office:value-type="string">
            <text:p text:style-name="P29">6</text:p>
          </table:table-cell>
        </table:table-row>
        <table:table-row>
          <table:table-cell table:style-name="Tabela1.A7" office:value-type="string">
            <text:p text:style-name="P29">Consulta Externa</text:p>
          </table:table-cell>
          <table:table-cell table:style-name="Tabela1.B7" office:value-type="string">
            <text:p text:style-name="P29">Baixa x 3</text:p>
          </table:table-cell>
          <table:table-cell table:style-name="Tabela1.B7" office:value-type="string">
            <text:p text:style-name="P29">9</text:p>
          </table:table-cell>
          <table:table-cell table:style-name="Tabela1.D6" office:value-type="string">
            <text:p text:style-name="P29">9</text:p>
          </table:table-cell>
        </table:table-row>
        <table:table-row>
          <table:table-cell table:style-name="Tabela1.A7" office:value-type="string">
            <text:p text:style-name="P29">Saída Externa</text:p>
          </table:table-cell>
          <table:table-cell table:style-name="Tabela1.B7" office:value-type="string">
            <text:p text:style-name="P29">Baixa x 1</text:p>
          </table:table-cell>
          <table:table-cell table:style-name="Tabela1.B7" office:value-type="string">
            <text:p text:style-name="P29">4</text:p>
          </table:table-cell>
          <table:table-cell table:style-name="Tabela1.D6" office:value-type="string">
            <text:p text:style-name="P29">4</text:p>
          </table:table-cell>
        </table:table-row>
        <table:table-row>
          <table:table-cell table:style-name="Tabela1.A7" office:value-type="string">
            <text:p text:style-name="P29">Arquivo Lógico Interno</text:p>
          </table:table-cell>
          <table:table-cell table:style-name="Tabela1.B7" office:value-type="string">
            <text:p text:style-name="P29">Baixa x 1</text:p>
          </table:table-cell>
          <table:table-cell table:style-name="Tabela1.B7" office:value-type="string">
            <text:p text:style-name="P29">7</text:p>
          </table:table-cell>
          <table:table-cell table:style-name="Tabela1.D6" office:value-type="string">
            <text:p text:style-name="P29">7</text:p>
          </table:table-cell>
        </table:table-row>
        <table:table-row>
          <table:table-cell table:style-name="Tabela1.A7" office:value-type="string">
            <text:p text:style-name="P29">Arquivo Lógico Externo</text:p>
          </table:table-cell>
          <table:table-cell table:style-name="Tabela1.B7" office:value-type="string">
            <text:p text:style-name="P29">Baixa x 0</text:p>
          </table:table-cell>
          <table:table-cell table:style-name="Tabela1.B7" office:value-type="string">
            <text:p text:style-name="P29">0</text:p>
          </table:table-cell>
          <table:table-cell table:style-name="Tabela1.D6" office:value-type="string">
            <text:p text:style-name="P29">0</text:p>
          </table:table-cell>
        </table:table-row>
        <table:table-row>
          <table:table-cell table:style-name="Tabela1.A7" office:value-type="string">
            <text:p text:style-name="P29"/>
          </table:table-cell>
          <table:table-cell table:style-name="Tabela1.B7" office:value-type="string">
            <text:p text:style-name="P29"/>
          </table:table-cell>
          <table:table-cell table:style-name="Tabela1.C7" office:value-type="string">
            <text:p text:style-name="P29">Total Geral</text:p>
          </table:table-cell>
          <table:table-cell table:style-name="Tabela1.D7" office:value-type="string">
            <text:p text:style-name="P29">26</text:p>
          </table:table-cell>
        </table:table-row>
      </table:table>
      <text:p text:style-name="P20"/>
      <text:p text:style-name="P1"><text:tab/>- Fatores de Ajuste</text:p>
      <text:p text:style-name="P1"><text:tab/><text:tab/>- Reutilização de Código(5)</text:p>
      <text:p text:style-name="P1"><text:tab/><text:tab/>- Facilidade de Implatação(5)</text:p>
      <text:p text:style-name="P1"><text:tab/><text:tab/>- Facilidade de Mudanças(5)</text:p>
      <text:p text:style-name="P1"><text:tab/><text:tab/>- Facilidade Operacional(5)</text:p>
      <text:p text:style-name="P1"/>
      <text:p text:style-name="P1"><text:tab/><text:tab/>FI = 20 pontos</text:p>
      <text:p text:style-name="P1"/>
      <text:p text:style-name="P1"><text:tab/><text:tab/>PF = 26 x (0,65 + 0,01 x FI) = <text:span text:style-name="T1">22,2 pontos</text:span></text:p>
      <text:p text:style-name="P1"/>
      <text:p text:style-name="P7"><text:soft-page-break/><text:tab/>5.2 – Estimativa de Esforço</text:p>
      <text:p text:style-name="P7"><text:tab/><text:tab/></text:p>
      <text:p text:style-name="P1"><text:span text:style-name="T1"><text:tab/><text:tab/></text:span><text:span text:style-name="T2">Esforço = PF x Produtividade</text:span></text:p>
      <text:p text:style-name="P9"><text:tab/><text:tab/></text:p>
      <text:p text:style-name="P1"><text:span text:style-name="T2"><text:tab/><text:tab/></text:span><text:span text:style-name="T3">Linguagem de programação</text:span><text:span text:style-name="T2"> = Java</text:span></text:p>
      <text:p text:style-name="P1"><text:span text:style-name="T2"><text:tab/><text:tab/></text:span><text:span text:style-name="T3">Produtividade = </text:span><text:span text:style-name="T1">Baixa</text:span></text:p>
      <text:p text:style-name="P7"/>
      <text:p text:style-name="P1"><text:span text:style-name="T1"><text:tab/><text:tab/>Esforço = </text:span><text:span text:style-name="T2">22,2 </text:span><text:span text:style-name="T3">x 13,2 = </text:span><text:span text:style-name="T1">293,04 horas</text:span></text:p>
      <text:p text:style-name="P7"/>
      <text:p text:style-name="P1"><text:span text:style-name="T1"><text:tab/>5.3 – Alocação de Recursos</text:span></text:p>
      <text:p text:style-name="P1"><text:tab/></text:p>
      <text:p text:style-name="P1"><text:tab/><text:tab/><text:span text:style-name="T1">2 pessoas</text:span></text:p>
      <text:p text:style-name="P1"><text:tab/></text:p>
      <text:p text:style-name="P20">Apresentar a alocação de recursos para as atividades do processo. </text:p>
      <text:p text:style-name="P1"><text:span text:style-name="T1"><text:tab/>5.4 – Estimativa de Duração(Prazo)</text:span></text:p>
      <text:p text:style-name="P1"><text:span text:style-name="T1"><text:tab/><text:tab/></text:span> </text:p>
      <text:p text:style-name="P1"><text:tab/><text:tab/>2 pessoas = 18 dias uteis</text:p>
      <text:p text:style-name="P1"/>
      <text:p text:style-name="P1"><text:tab/><text:tab/>falta o gráfico!</text:p>
      <text:p text:style-name="P1"><text:tab/><text:tab/></text:p>
      <text:p text:style-name="P20">Apresentar uma rede de tarefas, apontando o caminho crítico do projeto, e um </text:p>
      <text:p text:style-name="P20">gráfico de tempo para o projeto como um todo (cronograma). </text:p>
      <text:p text:style-name="P20">5.5 – Estimativa de Custo </text:p>
      <text:p text:style-name="P20">Apresentar a estimativa e a base de cálculo para se chegar a ela, informando o </text:p>
      <text:p text:style-name="P20">procedimento utilizado em sua elaboração, quando couber. </text:p>
      <text:p text:style-name="P20">6. Plano de Riscos </text:p>
      <text:p text:style-name="P20">Anexar o plano de riscos, desenvolvido segundo o modelo de plano de riscos.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09:19:56.79</meta:creation-date>
    <dc:date>2016-08-25T14:16:39.325197560</dc:date>
    <meta:editing-duration>PT3H58M30S</meta:editing-duration>
    <meta:editing-cycles>40</meta:editing-cycles>
    <meta:generator>LibreOffice/5.1.4.2$Linux_X86_64 LibreOffice_project/10m0$Build-2</meta:generator>
    <meta:document-statistic meta:table-count="1" meta:image-count="2" meta:object-count="0" meta:page-count="5" meta:paragraph-count="169" meta:word-count="781" meta:character-count="5703" meta:non-whitespace-character-count="4700"/>
  </office:meta>
</office:document-meta>
</file>